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Cambria" fo:font-size="16pt" style:font-size-asian="16pt" style:font-size-complex="16pt"/>
    </style:style>
    <style:style style:name="P4" style:family="paragraph" style:parent-style-name="Standard">
      <style:text-properties style:font-name="Cambria" fo:font-size="14pt" style:font-size-asian="14pt" style:font-size-complex="14pt"/>
    </style:style>
    <style:style style:name="P5" style:family="paragraph" style:parent-style-name="Standard">
      <style:text-properties style:font-name="Cambria" fo:font-size="12pt" style:font-size-asian="12pt" style:font-size-complex="12pt"/>
    </style:style>
    <style:style style:name="P6" style:family="paragraph" style:parent-style-name="Standard">
      <style:paragraph-properties fo:text-align="start" style:justify-single-word="false"/>
      <style:text-properties style:font-name="Cambria" fo:font-size="12pt" style:font-size-asian="12pt" style:font-size-complex="12pt"/>
    </style:style>
    <style:style style:name="P7" style:family="paragraph" style:parent-style-name="Standard">
      <style:paragraph-properties fo:text-align="center" style:justify-single-word="false"/>
      <style:text-properties style:font-name="Cambria" fo:font-size="12pt" style:font-size-asian="12pt" style:font-size-complex="12pt"/>
    </style:style>
    <style:style style:name="P8" style:family="paragraph" style:parent-style-name="Standard">
      <style:paragraph-properties fo:text-align="center" style:justify-single-word="false"/>
      <style:text-properties style:font-name="Cambria"/>
    </style:style>
    <style:style style:name="P9" style:family="paragraph" style:parent-style-name="Standard">
      <style:paragraph-properties fo:text-align="center" style:justify-single-word="false"/>
      <style:text-properties style:font-name="Cambria" fo:font-size="10pt" style:font-size-asian="10pt" style:font-size-complex="10pt"/>
    </style:style>
    <style:style style:name="P10" style:family="paragraph" style:parent-style-name="Table_20_Contents">
      <style:text-properties style:font-name="Cambria" fo:font-size="12pt" style:font-size-asian="12pt" style:font-size-complex="12pt"/>
    </style:style>
    <style:style style:name="P11" style:family="paragraph" style:parent-style-name="Standard">
      <style:paragraph-properties fo:text-align="center" style:justify-single-word="false"/>
      <style:text-properties style:font-name="Cambria" fo:font-size="16pt" style:font-size-asian="16pt" style:font-size-complex="16pt"/>
    </style:style>
    <style:style style:name="P12" style:family="paragraph" style:parent-style-name="Standard">
      <style:paragraph-properties fo:text-align="center" style:justify-single-word="false"/>
      <style:text-properties style:font-name="Cambria" fo:font-size="16pt" officeooo:rsid="0009ffee" officeooo:paragraph-rsid="0009ffee" style:font-size-asian="16pt" style:font-size-complex="16pt"/>
    </style:style>
    <style:style style:name="P13" style:family="paragraph" style:parent-style-name="Standard">
      <style:paragraph-properties fo:text-align="center" style:justify-single-word="false"/>
      <style:text-properties style:font-name="Cambria" fo:font-size="14pt" style:font-size-asian="14pt" style:font-size-complex="14pt"/>
    </style:style>
    <style:style style:name="P14" style:family="paragraph" style:parent-style-name="Standard">
      <style:paragraph-properties fo:text-align="center" style:justify-single-word="false"/>
      <style:text-properties style:font-name="Cambria" fo:font-size="14pt" fo:font-weight="normal"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style:font-name="Cambria" fo:font-size="14pt" fo:font-weight="bold" style:font-size-asian="14pt" style:font-weight-asian="bold" style:font-size-complex="14pt"/>
    </style:style>
    <style:style style:name="P16" style:family="paragraph" style:parent-style-name="Standard">
      <style:paragraph-properties fo:text-align="center" style:justify-single-word="false"/>
      <style:text-properties style:font-name="Cambria" fo:font-size="14pt" officeooo:rsid="0009ffee" officeooo:paragraph-rsid="0009ffee" fo:background-color="#ffff00" style:font-size-asian="14pt" style:font-size-complex="14pt"/>
    </style:style>
    <style:style style:name="P17" style:family="paragraph" style:parent-style-name="Standard">
      <style:text-properties style:font-name="Cambria" fo:font-size="12pt" style:font-size-asian="12pt" style:font-size-complex="12pt"/>
    </style:style>
    <style:style style:name="P18" style:family="paragraph" style:parent-style-name="Standard">
      <style:paragraph-properties fo:text-align="start" style:justify-single-word="false"/>
      <style:text-properties style:font-name="Cambria" fo:font-size="12pt" style:font-size-asian="12pt" style:font-size-complex="12pt"/>
    </style:style>
    <style:style style:name="P19" style:family="paragraph" style:parent-style-name="Standard">
      <style:paragraph-properties fo:text-align="start" style:justify-single-word="false"/>
      <style:text-properties style:font-name="Cambria" fo:font-size="12pt" officeooo:paragraph-rsid="000fc2d7" style:font-size-asian="12pt" style:font-size-complex="12pt"/>
    </style:style>
    <style:style style:name="P20" style:family="paragraph" style:parent-style-name="Standard">
      <style:paragraph-properties fo:text-align="start" style:justify-single-word="false"/>
      <style:text-properties style:font-name="Cambria" fo:font-size="12pt" officeooo:paragraph-rsid="000fc656" style:font-size-asian="12pt" style:font-size-complex="12pt"/>
    </style:style>
    <style:style style:name="P21" style:family="paragraph" style:parent-style-name="Standard">
      <style:paragraph-properties fo:text-align="start" style:justify-single-word="false"/>
      <style:text-properties style:font-name="Cambria" fo:font-size="12pt" officeooo:paragraph-rsid="0011097c" style:font-size-asian="12pt" style:font-size-complex="12pt"/>
    </style:style>
    <style:style style:name="P22" style:family="paragraph" style:parent-style-name="Standard">
      <style:paragraph-properties fo:text-align="start" style:justify-single-word="false"/>
      <style:text-properties style:font-name="Cambria" fo:font-size="12pt" officeooo:rsid="000fc656" officeooo:paragraph-rsid="000fc656" style:font-size-asian="12pt" style:font-size-complex="12pt"/>
    </style:style>
    <style:style style:name="P23" style:family="paragraph" style:parent-style-name="Standard">
      <style:paragraph-properties fo:text-align="center" style:justify-single-word="false"/>
      <style:text-properties style:font-name="Cambria" fo:font-size="10pt" fo:font-style="italic" style:font-size-asian="10pt" style:font-style-asian="italic" style:font-size-complex="10pt" style:font-style-complex="italic"/>
    </style:style>
    <style:style style:name="P24" style:family="paragraph" style:parent-style-name="Standard">
      <style:paragraph-properties fo:text-align="center" style:justify-single-word="false"/>
      <style:text-properties style:font-name="Cambria" fo:font-size="10pt" officeooo:paragraph-rsid="0011097c" style:font-size-asian="10pt" style:font-size-complex="10pt"/>
    </style:style>
    <style:style style:name="P25" style:family="paragraph" style:parent-style-name="Standard">
      <style:text-properties style:font-name="Cambria" officeooo:paragraph-rsid="000fc656"/>
    </style:style>
    <style:style style:name="P26" style:family="paragraph" style:parent-style-name="Standard" style:master-page-name="Standard">
      <style:paragraph-properties fo:text-align="center" style:justify-single-word="false" style:page-number="auto"/>
      <style:text-properties style:font-name="Cambria" fo:font-size="24pt" officeooo:rsid="0009ffee" officeooo:paragraph-rsid="0009ffee" style:font-size-asian="24pt" style:font-size-complex="24pt"/>
    </style:style>
    <style:style style:name="P27" style:family="paragraph" style:parent-style-name="Standard">
      <style:paragraph-properties fo:text-align="center" style:justify-single-word="false" fo:break-before="page"/>
      <style:text-properties style:font-name="Cambria" fo:font-size="14pt" style:font-size-asian="14pt" style:font-size-complex="14pt"/>
    </style:style>
    <style:style style:name="P28" style:family="paragraph" style:parent-style-name="Table_20_Contents">
      <style:text-properties style:font-name="Cambria" fo:font-size="12pt" style:font-size-asian="12pt" style:font-size-complex="12pt"/>
    </style:style>
    <style:style style:name="P29" style:family="paragraph" style:parent-style-name="Header">
      <style:paragraph-properties fo:text-align="center" style:justify-single-word="false"/>
      <style:text-properties style:font-name="Cambria" style:font-name-complex="Courier New"/>
    </style:style>
    <style:style style:name="T1" style:family="text">
      <style:text-properties style:font-name="Cambria" fo:font-style="italic" style:font-style-asian="italic"/>
    </style:style>
    <style:style style:name="T2" style:family="text">
      <style:text-properties style:font-name="Cambria"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style:font-name="Cambria" fo:font-size="12pt" fo:font-style="italic" fo:font-weight="normal" officeooo:rsid="0009ffee" style:font-size-asian="12pt" style:font-style-asian="italic" style:font-weight-asian="normal" style:font-size-complex="12pt" style:font-style-complex="italic" style:font-weight-complex="normal"/>
    </style:style>
    <style:style style:name="T4" style:family="text">
      <style:text-properties style:font-name="Cambria" fo:font-size="12pt" fo:font-style="italic" fo:font-weight="normal" officeooo:rsid="000b0f2f" style:font-size-asian="12pt" style:font-style-asian="italic" style:font-weight-asian="normal" style:font-size-complex="12pt" style:font-style-complex="italic" style:font-weight-complex="normal"/>
    </style:style>
    <style:style style:name="T5" style:family="text">
      <style:text-properties style:font-name="Cambria" fo:font-size="12pt" style:font-size-asian="12pt" style:font-size-complex="12pt"/>
    </style:style>
    <style:style style:name="T6" style:family="text">
      <style:text-properties style:font-name="Cambria" fo:font-size="10pt" fo:font-style="italic" style:font-size-asian="10pt" style:font-style-asian="italic" style:font-size-complex="10pt" style:font-style-complex="italic"/>
    </style:style>
    <style:style style:name="T7" style:family="text">
      <style:text-properties officeooo:rsid="000b0f2f"/>
    </style:style>
    <style:style style:name="T8" style:family="text">
      <style:text-properties style:text-position="super 58%" officeooo:rsid="000b0f2f"/>
    </style:style>
    <style:style style:name="T9" style:family="text">
      <style:text-properties officeooo:rsid="000b14f6"/>
    </style:style>
    <style:style style:name="T10" style:family="text">
      <style:text-properties officeooo:rsid="000d4f43"/>
    </style:style>
    <style:style style:name="T11" style:family="text">
      <style:text-properties officeooo:rsid="000fc2d7"/>
    </style:style>
    <style:style style:name="T12" style:family="text">
      <style:text-properties officeooo:rsid="000fc656"/>
    </style:style>
    <style:style style:name="T13" style:family="text">
      <style:text-properties fo:font-size="12pt" style:font-size-asian="12pt" style:font-size-complex="12pt"/>
    </style:style>
    <style:style style:name="T14" style:family="text">
      <style:text-properties fo:font-size="12pt" officeooo:rsid="000fc656" fo:background-color="#ffff66" loext:char-shading-value="0" style:font-size-asian="12pt" style:font-size-complex="12pt"/>
    </style:style>
    <style:style style:name="T15" style:family="text">
      <style:text-properties fo:font-style="italic" style:font-style-asian="italic" style:font-style-complex="italic"/>
    </style:style>
    <style:style style:name="T16" style:family="text">
      <style:text-properties fo:font-style="italic" officeooo:rsid="0011097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gent Pathfinding using A* and Q-learning</text:p>
      <text:p text:style-name="P3"/>
      <text:p text:style-name="P12">Joseph Sarabia</text:p>
      <text:p text:style-name="P3">Yuksel Hocalar</text:p>
      <text:p text:style-name="P3"/>
      <text:p text:style-name="P13">University of Central Florida</text:p>
      <text:p text:style-name="P13"/>
      <text:p text:style-name="P16">JOE PUT YOUR EMAIL HERE</text:p>
      <text:p text:style-name="P14">Yuksel_Hocalar@knights.ucf.edu</text:p>
      <text:p text:style-name="P7"/>
      <text:p text:style-name="P5"/>
      <text:p text:style-name="P15">Abstract</text:p>
      <text:p text:style-name="Standard"><text:span text:style-name="T1"><text:tab/></text:span><text:span text:style-name="T2">This paper will begin with an overview </text:span><text:span text:style-name="T3">of how both the A* pathfinding algorithm, and the Q-learning algorithm when applied to pathfinding</text:span><text:span text:style-name="T2">. </text:span><text:span text:style-name="T4">We </text:span><text:span text:style-name="T2">will then discuss </text:span><text:span text:style-name="T4">how we implemented these algorithms</text:span><text:span text:style-name="T2"> </text:span><text:span text:style-name="T4">in python. </text:span><text:span text:style-name="T2">Finally we will discuss the results of running this implementation on </text:span><text:span text:style-name="T4">different maps and provide a short video of the A* algorithm guiding an agent in a continuous world.</text:span></text:p>
      <text:p text:style-name="P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3">I. Introduction</text:p>
      <text:p text:style-name="P4"/>
      <text:p text:style-name="P5"><text:tab/>The <text:span text:style-name="T7">A* algorithm is one of the most simple, yet robust algorithms for pathfinding</text:span>. <text:span text:style-name="T9">Given a starting location and a goal location that is reachable, the A* algorithm will return a shortest path from that start to the goal. The underlying idea of the A* algorithm is to utilize both a current cost function, and a projected cost function to calculate the shortest paths. The current cost function is the cost it took to reach the current location from the beginning location and the projected cost function is the cost we predict that remains until we reach the goal location from the current location. One important aspect of the projected cost function is that it cannot overestimate cost to the goal, because then the actual shortest path can be overlooked due to the high projected cost. Each unique location is given a current cost and projected cost, we then add those values together and use that as a total cost for that location. </text:span></text:p>
      <text:p text:style-name="P5"><text:tab/><text:span text:style-name="T10">Beginning at the starting location, we branch out towards the destination using the total cost as the value in a priority queue of locations to be visited. In the algorithm we simply select the location at the front of the queue, the lowest total cost value, and visit that location and enter its neighbors into the queue. Continuing this process we eventually reach the destination and we retrace our steps to create a shortest path.</text:span></text:p>
      <text:p text:style-name="P25"><text:span text:style-name="T14"><text:tab/>Q-learning stuff</text:span></text:p>
      <text:p text:style-name="P13"/>
      <text:p text:style-name="P13"/>
      <text:p text:style-name="P27">II. Implementation</text:p>
      <text:p text:style-name="P8"/>
      <text:p text:style-name="P19"><text:tab/><text:span text:style-name="T11">Our </text:span>implementation of the <text:span text:style-name="T11">A*</text:span> algorithm was done using <text:span text:style-name="T11">Python</text:span>. <text:span text:style-name="T11">We used the standard implementation described above. I will provide the psuedo code below, along with comments on additional data structures used.</text:span></text:p>
      <text:p text:style-name="P19"/>
      <text:p text:style-name="P24"><text:span text:style-name="T15">Figure 1: Psuedo Code of </text:span><text:span text:style-name="T16">A*</text:span></text:p>
      <text:p text:style-name="P19">---------------------------------------------------------------------------------------------------------------------</text:p>
      <text:p text:style-name="P19"><text:tab/><text:span text:style-name="T11">Create a Priority queue of open_nodes initialized with the start location</text:span></text:p>
      <text:p text:style-name="P19"><text:tab/><text:span text:style-name="T11">Create a dictionary (similar to the java treemap) of return paths initialized with the start location</text:span></text:p>
      <text:p text:style-name="P19"><text:tab/><text:span text:style-name="T11">create a dictionary of gcosts (current cost) initialized with the start location</text:span></text:p>
      <text:p text:style-name="P19"><text:tab/><text:span text:style-name="T11">create a dictionary of fcosts (total cost) initialized with the start location</text:span></text:p>
      <text:p text:style-name="P19"><text:tab/><text:span text:style-name="T11">create a dictionary of hcosts (projected cost) initialized with the start location</text:span></text:p>
      <text:p text:style-name="P19"/>
      <text:p text:style-name="P19"><text:tab/><text:span text:style-name="T11">while the open_nodes queue isnt empty</text:span></text:p>
      <text:p text:style-name="P19"><text:tab/><text:tab/><text:span text:style-name="T11">take the first location in the queue</text:span></text:p>
      <text:p text:style-name="P19"><text:tab/><text:tab/></text:p>
      <text:p text:style-name="P19"><text:tab/><text:tab/><text:span text:style-name="T11">if the current node is the goal</text:span></text:p>
      <text:p text:style-name="P19"><text:tab/><text:tab/><text:tab/><text:span text:style-name="T11">return the dictionaries created</text:span></text:p>
      <text:p text:style-name="P19"><text:tab/><text:tab/></text:p>
      <text:p text:style-name="P19"><text:tab/><text:tab/><text:span text:style-name="T11">for every adjacent location to the current locations</text:span></text:p>
      <text:p text:style-name="P19"><text:tab/><text:tab/><text:tab/><text:span text:style-name="T12">calculate the current cost</text:span></text:p>
      <text:p text:style-name="P19"><text:tab/><text:tab/><text:tab/><text:span text:style-name="T12">if current cost is less than the previous current cost, or if it hasn't been visited</text:span></text:p>
      <text:p text:style-name="P19"><text:tab/><text:tab/><text:tab/><text:tab/><text:span text:style-name="T12">store the new current cost for the adjacent location</text:span></text:p>
      <text:p text:style-name="P20"><text:tab/><text:tab/><text:tab/><text:tab/><text:span text:style-name="T12">store the new projected cost for the adjacent location</text:span></text:p>
      <text:p text:style-name="P20"><text:tab/><text:tab/><text:tab/><text:tab/><text:span text:style-name="T12">store the new total cost for the adjacent location</text:span></text:p>
      <text:p text:style-name="P20"><text:tab/><text:tab/><text:tab/><text:tab/><text:span text:style-name="T12">store the location into the open_list for the adjacent location</text:span></text:p>
      <text:p text:style-name="P19"><text:tab/><text:tab/><text:tab/><text:tab/><text:span text:style-name="T12">store the current location as the return path for the adjacent location</text:span></text:p>
      <text:p text:style-name="P19"/>
      <text:p text:style-name="P22"><text:tab/>return failure because we have not reached the goal and exhausted all possible paths</text:p>
      <text:p text:style-name="P19">---------------------------------------------------------------------------------------------------------------------</text:p>
      <text:p text:style-name="P21"><text:tab/></text:p>
      <text:p text:style-name="P21"><text:span text:style-name="T12"><text:tab/>Our implementation included extra dictionaries for the gcost, fcost, and hcost so we could more easily report those values after having executed the algorithm. Overall, the algorithm performed very well in both the grid environment and the continuous world. We will provide both a printout of the various costs stated above for one game world along with a link to a short video demonstrating the algorithms success at guiding an agent in the continuous world.</text:span></text:p>
      <text:p text:style-name="P19"><text:tab/></text:p>
      <text:p text:style-name="P7"/>
      <text:p text:style-name="P7"/>
      <text:p text:style-name="P7"/>
      <text:p text:style-name="P7"/>
      <text:p text:style-name="P13"/>
      <text:p text:style-name="P27">III. Results and Conclusion</text:p>
      <text:p text:style-name="P7"/>
      <text:p text:style-name="P6"><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Cambria" style:font-name-complex="Courier New"/>
    </style:style>
    <style:style style:name="MT1" style:family="text">
      <style:text-properties officeooo:rsid="000b0f2f"/>
    </style:style>
    <style:style style:name="MT2" style:family="text">
      <style:text-properties style:text-position="super 58%" officeooo:rsid="000b0f2f"/>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CAP <text:span text:style-name="MT1">6671</text:span> • <text:span text:style-name="MT1">April 5</text:span><text:span text:style-name="MT2">th</text:span><text:span text:style-name="MT1">, 2015</text:span> • <text:s/><text:span text:style-name="MT1">Robotics Assignment </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5T05:43:00</meta:creation-date>
    <meta:initial-creator>Yuksel Hocalar</meta:initial-creator>
    <dc:language>en-US</dc:language>
    <dc:date>2015-04-05T06:23:48.879000000</dc:date>
    <meta:editing-cycles>4</meta:editing-cycles>
    <meta:editing-duration>PT2S</meta:editing-duration>
    <meta:generator>LibreOffice/4.2.5.2$Windows_x86 LibreOffice_project/61cb170a04bb1f12e77c884eab9192be736ec5f5</meta:generator>
    <meta:document-statistic meta:table-count="0" meta:image-count="0" meta:object-count="0" meta:page-count="4" meta:paragraph-count="43" meta:word-count="633" meta:character-count="4101" meta:non-whitespace-character-count="3448"/>
    <meta:template xlink:type="simple" xlink:actuate="onRequest" xlink:title="Normal" xlink:href=""/>
  </office:meta>
</office:document-meta>
</file>